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55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99pt solid #ff0000" style:text-align-source="fix" style:repeat-content="false" fo:border-left="0.99pt solid #ff0000" fo:border-right="none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99pt solid #ff0000" style:text-align-source="fix" style:repeat-content="false" fo:border-left="none" fo:border-right="none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99pt solid #ff0000" style:text-align-source="fix" style:repeat-content="false" fo:border-left="none" fo:border-right="0.99pt solid #ff0000" fo:border-top="0.99pt solid #ff0000" style:vertical-align="middl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inky</text:p>
          </table:table-cell>
          <table:covered-table-cell table:style-name="ce1"/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 table:number-columns-spanned="2" table:number-rows-spanned="1">
            <text:p>Index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Index</text:p>
          </table:table-cell>
          <table:covered-table-cell table:style-name="ce1"/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 table:number-columns-spanned="2" table:number-rows-spanned="1">
            <text:p>Pinky</text:p>
          </table:table-cell>
          <table:covered-table-cell table:style-name="ce1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4.5" calcext:value-type="float">
            <text:p>4.5</text:p>
          </table:table-cell>
          <table:table-cell table:style-name="ce3" office:value-type="float" office:value="1.6" calcext:value-type="float">
            <text:p>1.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.2</text:p>
          </table:table-cell>
          <table:table-cell table:style-name="ce5"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/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</table:table-row>
        <calcext:conditional-formats>
          <calcext:conditional-format calcext:target-range-address="Sheet1.B3:Sheet1.N5">
            <calcext:color-scale>
              <calcext:color-scale-entry calcext:value="0" calcext:type="minimum" calcext:color="#77bc65"/>
              <calcext:color-scale-entry calcext:value="0" calcext:type="maximum" calcext:color="#ffb66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6:42:53.687739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15:33:13.739198075</meta:creation-date>
    <dc:date>2020-03-27T17:58:31.765270593</dc:date>
    <meta:editing-duration>PT1H23M10S</meta:editing-duration>
    <meta:editing-cycles>5</meta:editing-cycles>
    <meta:generator>LibreOffice/6.3.5.2$Linux_X86_64 LibreOffice_project/30$Build-2</meta:generator>
    <meta:document-statistic meta:table-count="1" meta:cell-count="44" meta:object-count="0"/>
  </office:meta>
</office:document-meta>
</file>